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18cm solid #000000" fo:border-left="none" fo:border-right="none" fo:border-top="none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>
            <text:p>Duration</text:p>
          </table:table-cell>
          <table:table-cell table:style-name="ce13" office:value-type="string">
            <text:p>Step</text:p>
          </table:table-cell>
          <table:table-cell table:style-name="ce13" office:value-type="string">
            <text:p>Total</text:p>
          </table:table-cell>
          <table:table-cell table:style-name="ce15" table:number-columns-repeated="2"/>
          <table:table-cell table:style-name="ce15"/>
          <table:table-cell table:style-name="ce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" table:formula="of:=['1. Regression Testing'.$H$3]" office:value-type="time" office:time-value="PT07H00M00S">
            <text:p>07:00</text:p>
          </table:table-cell>
          <table:table-cell table:style-name="ce14" table:formula="of:=['1. Regression Testing'.$J$3]" office:value-type="time" office:time-value="PT07H00M00S">
            <text:p>07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" table:formula="of:=['2. Preparation'.$H$3]" office:value-type="time" office:time-value="PT02H10M00S">
            <text:p>02:10</text:p>
          </table:table-cell>
          <table:table-cell table:style-name="ce14" table:formula="of:=['2. Preparation'.$J$3]" office:value-type="time" office:time-value="PT09H10M00S">
            <text:p>09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" table:formula="of:=['3. Final Testing'.$H$3]" office:value-type="time" office:time-value="PT04H50M00S">
            <text:p>04:50</text:p>
          </table:table-cell>
          <table:table-cell table:style-name="ce14" table:formula="of:=['3. Final Testing'.$J$3]" office:value-type="time" office:time-value="PT14H00M00S">
            <text:p>14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" table:formula="of:=['4. Build'.$H$3]" office:value-type="time" office:time-value="PT00H30M00S">
            <text:p>00:30</text:p>
          </table:table-cell>
          <table:table-cell table:style-name="ce14" table:formula="of:=['4. Build'.$J$3]" office:value-type="time" office:time-value="PT14H30M00S">
            <text:p>14:3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5H10M00S">
            <text:p>15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5H10M00S">
            <text:p>15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" table:formula="of:=['7. Upload'.$H$3]" office:value-type="time" office:time-value="PT00H50M00S">
            <text:p>00:50</text:p>
          </table:table-cell>
          <table:table-cell table:style-name="ce14" table:formula="of:=['7. Upload'.$J$3]" office:value-type="time" office:time-value="PT16H00M00S">
            <text:p>16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" table:formula="of:=['8. Finalization'.$H$3]" office:value-type="time" office:time-value="PT02H10M00S">
            <text:p>02:10</text:p>
          </table:table-cell>
          <table:table-cell table:style-name="ce14" table:formula="of:=['8. Finalization'.$J$3]" office:value-type="time" office:time-value="PT17H50M00S">
            <text:p>17:50</text:p>
          </table:table-cell>
          <table:table-cell table:style-name="ce1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>
            <text:p>YAT</text:p>
          </table:table-cell>
          <table:table-cell table:style-name="ce17" office:value-type="string">
            <text:p>MKY</text:p>
          </table:table-cell>
          <table:table-cell table:style-name="ce17" office:value-type="string">
            <text:p>ALAZ</text:p>
          </table:table-cell>
          <table:table-cell table:style-name="ce17" office:value-type="string">
            <text:p>NUnit</text:p>
          </table:table-cell>
          <table:table-cell table:style-name="ce22"/>
          <table:table-cell table:style-name="ce17" office:value-type="string">
            <text:p>LU.xml</text:p>
          </table:table-cell>
          <table:table-cell table:style-name="ce17" office:value-type="string">
            <text:p>.yat</text:p>
          </table:table-cell>
          <table:table-cell table:style-name="ce17" office:value-type="string">
            <text:p>.yaw</text:p>
          </table:table-cell>
          <table:table-cell table:style-name="ce22"/>
          <table:table-cell table:style-name="ce17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8" office:value-type="string">
            <text:p>1.99.32</text:p>
          </table:table-cell>
          <table:table-cell table:style-name="ce19" office:value-type="string">
            <text:p>1.0.11</text:p>
          </table:table-cell>
          <table:table-cell table:style-name="ce19" office:value-type="string">
            <text:p>3.5.9</text:p>
          </table:table-cell>
          <table:table-cell table:style-name="ce19" office:value-type="string">
            <text:p>1.0.8</text:p>
          </table:table-cell>
          <table:table-cell table:style-name="ce23"/>
          <table:table-cell table:number-columns-repeated="2" table:style-name="ce24" office:value-type="string">
            <text:p>1.3.1</text:p>
          </table:table-cell>
          <table:table-cell table:style-name="ce24" office:value-type="string">
            <text:p>1.1.1</text:p>
          </table:table-cell>
          <table:table-cell table:style-name="ce23"/>
          <table:table-cell table:style-name="ce2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8" office:value-type="string">
            <text:p>1.99.30</text:p>
          </table:table-cell>
          <table:table-cell table:style-name="ce19" office:value-type="string">
            <text:p>1.0.9</text:p>
          </table:table-cell>
          <table:table-cell table:style-name="ce19" office:value-type="string">
            <text:p>3.5.7</text:p>
          </table:table-cell>
          <table:table-cell table:style-name="ce19" office:value-type="string">
            <text:p>1.0.6</text:p>
          </table:table-cell>
          <table:table-cell table:style-name="ce23"/>
          <table:table-cell table:number-columns-repeated="2" table:style-name="ce19" office:value-type="string">
            <text:p>1.3.1</text:p>
          </table:table-cell>
          <table:table-cell table:style-name="ce19" office:value-type="string">
            <text:p>1.1.1</text:p>
          </table:table-cell>
          <table:table-cell table:style-name="ce23"/>
          <table:table-cell table:style-name="ce18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9" office:value-type="string">
            <text:p>1.99.28</text:p>
          </table:table-cell>
          <table:table-cell table:style-name="ce19" office:value-type="string">
            <text:p>1.0.7</text:p>
          </table:table-cell>
          <table:table-cell table:style-name="ce19" office:value-type="string">
            <text:p>3.5.5</text:p>
          </table:table-cell>
          <table:table-cell table:style-name="ce19" office:value-type="string">
            <text:p>1.0.4</text:p>
          </table:table-cell>
          <table:table-cell table:style-name="ce23"/>
          <table:table-cell table:number-columns-repeated="2" table:style-name="ce19" office:value-type="string">
            <text:p>1.3.0</text:p>
          </table:table-cell>
          <table:table-cell table:style-name="ce19" office:value-type="string">
            <text:p>1.1.0</text:p>
          </table:table-cell>
          <table:table-cell table:style-name="ce23"/>
          <table:table-cell table:style-name="ce19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9" office:value-type="string">
            <text:p>1.99.26</text:p>
          </table:table-cell>
          <table:table-cell table:style-name="ce19" office:value-type="string">
            <text:p>1.0.5</text:p>
          </table:table-cell>
          <table:table-cell table:style-name="ce19" office:value-type="string">
            <text:p>3.5.3</text:p>
          </table:table-cell>
          <table:table-cell table:style-name="ce19" office:value-type="string">
            <text:p>1.0.2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9" office:value-type="string">
            <text:p>1.99.25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9" office:value-type="string">
            <text:p>1.99.24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8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3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7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2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6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9" office:value-type="string">
            <text:p>1.99.20</text:p>
          </table:table-cell>
          <table:table-cell table:style-name="ce19" office:value-type="string">
            <text:p>1.0.0</text:p>
          </table:table-cell>
          <table:table-cell table:style-name="ce19" office:value-type="string">
            <text:p>1.2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5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9" office:value-type="string">
            <text:p>1.99.19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4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9" office:value-type="string">
            <text:p>1.99.18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3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9" office:value-type="string">
            <text:p>1.99.17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2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9" office:value-type="string">
            <text:p>1.99.1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1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9" office:value-type="string">
            <text:p>1.99.1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0</text:p>
          </table:table-cell>
          <table:table-cell table:number-columns-repeated="2"/>
          <table:table-cell table:style-name="ce1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9" office:value-type="string">
            <text:p>1.99.8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9" office:value-type="string">
            <text:p>1.99.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9" office:value-type="string">
            <text:p>1.99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1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21])" office:value-type="time" office:time-value="PT07H00M00S">
            <text:p>07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21])" office:value-type="time" office:time-value="PT07H00M00S">
            <text:p>07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])+[.G5]" office:value-type="time" office:time-value="PT00H30M00S">
            <text:p>00:3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2 expected warnings:">
            <text:p>2 expected warnings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5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4])+[.G15]" office:value-type="time" office:time-value="PT01H00M00S">
            <text:p>01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5]; COUNTA([.C$16:.C16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5]; COUNTA([.C$16:.C25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5]; COUNTA([.C$16:.C28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1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40])+[.G41]" office:value-type="time" office:time-value="PT07H00M00S">
            <text:p>07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1]; COUNTA([.C$42:.C42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41]; COUNTA([.C$42:.C46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1. Regression Testing'.$J$3]" office:value-type="time" office:time-value="PT07H00M00S">
            <text:p>07:00</text:p>
          </table:table-cell>
          <table:table-cell table:style-name="ce54" table:formula="of:=MAX([.I4:.I65531])" office:value-type="time" office:time-value="PT09H10M00S">
            <text:p>09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7H20M00S">
            <text:p>07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6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0])+[.G21]" office:value-type="time" office:time-value="PT07H25M00S">
            <text:p>07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5" table:formula="of:=CONCATENATE([.B$21]; COUNTA([.C$22:.C22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1]; COUNTA([.C$22:.C23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5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4])+[.G25]" office:value-type="time" office:time-value="PT07H55M00S">
            <text:p>07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5]; COUNTA([.C$26:.C26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5]; COUNTA([.C$26:.C29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0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1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2])+[.G33]" office:value-type="time" office:time-value="PT08H10M00S">
            <text:p>08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3]; COUNTA([.C$34:.C3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5]); &quot;.&quot;)" office:value-type="string" office:string-value="2.4.2.">
            <text:p>2.4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6]); &quot;.&quot;)" office:value-type="string" office:string-value="2.4.3.">
            <text:p>2.4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7])+[.G38]" office:value-type="time" office:time-value="PT08H40M00S">
            <text:p>08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4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5])+[.G46]" office:value-type="time" office:time-value="PT08H55M00S">
            <text:p>08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8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9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09H10M00S">
            <text:p>09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3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4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5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62])" office:value-type="time" office:time-value="PT04H50M00S">
            <text:p>04:50</text:p>
          </table:table-cell>
          <table:table-cell table:style-name="ce48" table:formula="of:=['2. Preparation'.$J$3]" office:value-type="time" office:time-value="PT09H10M00S">
            <text:p>09:10</text:p>
          </table:table-cell>
          <table:table-cell table:style-name="ce54" table:formula="of:=MAX([.I4:.I65562])" office:value-type="time" office:time-value="PT14H00M00S">
            <text:p>14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09H20M00S">
            <text:p>09:2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2 expected warnings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3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203 : CSharp.Ordering @ YAT.Model.Settings.SendCommandSettings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3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5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4])+[.G15]" office:value-type="time" office:time-value="PT09H30M00S">
            <text:p>09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5]; COUNTA([.C$16:.C16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5]; COUNTA([.C$16:.C25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5]; COUNTA([.C$16:.C28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1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0])+[.G41]" office:value-type="time" office:time-value="PT10H00M00S">
            <text:p>10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41]; COUNTA([.C$42:.C42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41]; COUNTA([.C$42:.C46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5])+[.G56]" office:value-type="time" office:time-value="PT10H45M00S">
            <text:p>10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9])+[.G60]" office:value-type="time" office:time-value="PT10H55M00S">
            <text:p>10:5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60]; COUNTA([.C$61:.C6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60]; COUNTA([.C$61:.C6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60]; COUNTA([.C$61:.C6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71])+[.G72]" office:value-type="time" office:time-value="PT13H25M00S">
            <text:p>13:2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2]; COUNTA([.C$73:.C7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4])+[.G75]" office:value-type="time" office:time-value="PT13H50M00S">
            <text:p>13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5]; COUNTA([.C$76:.C7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0]" office:value-type="string" office:string-value="12 expected errors:">
            <text:p>12 expected errors: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6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5])+[.G86]" office:value-type="time" office:time-value="PT14H00M00S">
            <text:p>14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86]; COUNTA([.C$87:.C87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24 occurrences totally expected in Hid.cs, EolQueue.cs and DisplayElement.cs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6]; COUNTA([.C$87:.C93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4H00M00S">
            <text:p>14:00</text:p>
          </table:table-cell>
          <table:table-cell table:style-name="ce54" table:formula="of:=MAX([.I4:.I65511])" office:value-type="time" office:time-value="PT14H30M00S">
            <text:p>14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4H00M00S">
            <text:p>14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4H10M00S">
            <text:p>14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4H30M00S">
            <text:p>14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4H30M00S">
            <text:p>14:30</text:p>
          </table:table-cell>
          <table:table-cell table:style-name="ce54" table:formula="of:=MAX([.I4:.I65495])" office:value-type="time" office:time-value="PT15H10M00S">
            <text:p>15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4H40M00S">
            <text:p>14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5H10M00S">
            <text:p>15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5H10M00S">
            <text:p>15:10</text:p>
          </table:table-cell>
          <table:table-cell table:style-name="ce54" table:formula="of:=MAX([.I4:.I65508])" office:value-type="time" office:time-value="PT15H45M00S">
            <text:p>15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5H15M00S">
            <text:p>15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5H30M00S">
            <text:p>15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5H45M00S">
            <text:p>15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5H10M00S">
            <text:p>15:10</text:p>
          </table:table-cell>
          <table:table-cell table:style-name="ce54" table:formula="of:=MAX([.I4:.I6550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5H20M00S">
            <text:p>15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6H00M00S">
            <text:p>16:00</text:p>
          </table:table-cell>
          <table:table-cell table:style-name="ce54" table:formula="of:=MAX([.I4:.I65531])" office:value-type="time" office:time-value="PT17H50M00S">
            <text:p>17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6H15M00S">
            <text:p>16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6H35M00S">
            <text:p>16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6H50M00S">
            <text:p>16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7H05M00S">
            <text:p>17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7H20M00S">
            <text:p>17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7H35M00S">
            <text:p>17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7H50M00S">
            <text:p>17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23.05.2015</text:date>, <text:time>18:3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5DT9H40M17S</meta:editing-duration>
    <meta:editing-cycles>98</meta:editing-cycles>
    <meta:generator>OpenOffice/4.1.1$Win32 OpenOffice.org_project/411m6$Build-9775</meta:generator>
    <meta:initial-creator>Matthias Kläy</meta:initial-creator>
    <dc:date>2015-05-23T18:38:47.38</dc:date>
    <meta:print-date>2015-05-23T18:36:54.18</meta:print-date>
    <dc:creator>Matthias Kläy</dc:creator>
    <meta:printed-by>Matthias Kläy</meta:printed-by>
    <meta:document-statistic meta:table-count="9" meta:cell-count="903" meta:object-count="0"/>
  </office:meta>
</office:document-meta>
</file>